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officeooo:paragraph-rsid="00553953"/>
    </style:style>
    <style:style style:name="P2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553953" style:font-weight-asian="bold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553953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57e6b6" officeooo:paragraph-rsid="0057e6b6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bold" officeooo:rsid="0063197a" officeooo:paragraph-rsid="0063197a" style:font-size-asian="12pt" style:font-style-asian="normal" style:font-weight-asian="bold" style:font-size-complex="12pt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normal" officeooo:rsid="005e03bc" officeooo:paragraph-rsid="0063197a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bold" officeooo:rsid="0065ca23" officeooo:paragraph-rsid="0065ca23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bold" officeooo:rsid="0067f398" officeooo:paragraph-rsid="0067f398" style:font-size-asian="12pt" style:font-weight-asian="bold" style:font-size-complex="12pt" style:font-weight-complex="bold"/>
    </style:style>
    <style:style style:name="P9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63197a" officeooo:paragraph-rsid="0063197a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normal" officeooo:rsid="0063197a" officeooo:paragraph-rsid="0063197a" style:font-size-asian="12pt" style:font-weight-asian="normal" style:font-size-complex="12pt" style:font-weight-complex="normal"/>
    </style:style>
    <style:style style:name="P11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normal" officeooo:rsid="0069210e" officeooo:paragraph-rsid="0069210e" style:font-size-asian="12pt" style:font-weight-asian="normal" style:font-size-complex="12pt" style:font-weight-complex="normal"/>
    </style:style>
    <style:style style:name="P12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normal" officeooo:rsid="0067f398" officeooo:paragraph-rsid="0067f398" style:font-size-asian="12pt" style:font-weight-asian="normal" style:font-size-complex="12pt" style:font-weight-complex="normal"/>
    </style:style>
    <style:style style:name="P13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normal" officeooo:rsid="0065ca23" officeooo:paragraph-rsid="0065ca23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normal" officeooo:rsid="005e03bc" officeooo:paragraph-rsid="0063197a" style:font-size-asian="12pt" style:font-weight-asian="normal" style:font-size-complex="12pt" style:font-weight-complex="normal"/>
    </style:style>
    <style:style style:name="P15" style:family="paragraph" style:parent-style-name="Standard" style:list-style-name="L5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normal" officeooo:rsid="006bd07e" officeooo:paragraph-rsid="006bd07e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bold" officeooo:rsid="006bd07e" officeooo:paragraph-rsid="006bd07e" style:font-size-asian="12pt" style:font-weight-asian="bold" style:font-size-complex="12pt" style:font-weight-complex="bold"/>
    </style:style>
    <style:style style:name="T1" style:family="text">
      <style:text-properties style:font-name="DejaVu Sans Condensed" fo:font-size="12pt" fo:font-weight="bold" officeooo:rsid="0030263c" style:font-size-asian="12pt" style:font-weight-asian="bold" style:font-size-complex="12pt" style:font-weight-complex="bold"/>
    </style:style>
    <style:style style:name="T2" style:family="text">
      <style:text-properties style:font-name="DejaVu Sans Condensed" fo:font-size="12pt" fo:font-weight="bold" officeooo:rsid="0053db7c" style:font-size-asian="12pt" style:font-weight-asian="bold" style:font-size-complex="12pt" style:font-weight-complex="bold"/>
    </style:style>
    <style:style style:name="T3" style:family="text">
      <style:text-properties style:font-name="DejaVu Sans Condensed" fo:font-size="12pt" fo:font-weight="bold" officeooo:rsid="00571155" style:font-size-asian="12pt" style:font-weight-asian="bold" style:font-size-complex="12pt" style:font-weight-complex="bold"/>
    </style:style>
    <style:style style:name="T4" style:family="text">
      <style:text-properties style:font-name="DejaVu Sans Condensed" fo:font-size="12pt" fo:font-weight="bold" officeooo:rsid="006375ec" style:font-size-asian="12pt" style:font-weight-asian="bold" style:font-size-complex="12pt" style:font-weight-complex="bold"/>
    </style:style>
    <style:style style:name="T5" style:family="text">
      <style:text-properties style:font-name="DejaVu Sans Condensed" fo:font-size="12pt" fo:font-weight="bold" officeooo:rsid="0069de00" style:font-size-asian="12pt" style:font-weight-asian="bold" style:font-size-complex="12pt" style:font-weight-complex="bold"/>
    </style:style>
    <style:style style:name="T6" style:family="text">
      <style:text-properties officeooo:rsid="0035db3e"/>
    </style:style>
    <style:style style:name="T7" style:family="text">
      <style:text-properties officeooo:rsid="00653e77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69210e" style:font-weight-asian="bold" style:font-weight-complex="bold"/>
    </style:style>
    <style:style style:name="T10" style:family="text">
      <style:text-properties fo:font-weight="bold" officeooo:rsid="0063e568" style:font-weight-asian="bold" style:font-weight-complex="bold"/>
    </style:style>
    <style:style style:name="T11" style:family="text">
      <style:text-properties fo:font-weight="bold" officeooo:rsid="006a390d" style:font-weight-asian="bold" style:font-weight-complex="bold"/>
    </style:style>
    <style:style style:name="T12" style:family="text">
      <style:text-properties officeooo:rsid="0069210e"/>
    </style:style>
    <style:style style:name="T13" style:family="text">
      <style:text-properties officeooo:rsid="0063e568"/>
    </style:style>
    <style:style style:name="T14" style:family="text">
      <style:text-properties officeooo:rsid="006a390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2">1<text:span text:style-name="T6">xx</text:span> - Controls</text:p>
          </table:table-cell>
          <table:table-cell table:style-name="Table1.A1" office:value-type="string">
            <text:p text:style-name="P3">2xx - Ground</text:p>
          </table:table-cell>
          <table:table-cell table:style-name="Table1.A1" office:value-type="string">
            <text:p text:style-name="P3">3xx - Flight</text:p>
          </table:table-cell>
          <table:table-cell table:style-name="Table1.D1" office:value-type="string">
            <text:p text:style-name="P3">4xx - A2A</text:p>
          </table:table-cell>
          <table:table-cell table:style-name="Table1.E1" office:value-type="string">
            <text:p text:style-name="P3">5xx - A2G</text:p>
          </table:table-cell>
          <table:table-cell table:style-name="Table1.F1" office:value-type="string">
            <text:p text:style-name="P3">6xx - Misc</text:p>
          </table:table-cell>
        </table:table-row>
      </table:table>
      <text:p text:style-name="P1"><text:span text:style-name="T3">40</text:span><text:span text:style-name="T5">4</text:span><text:span text:style-name="T1"> -</text:span><text:span text:style-name="T2"> </text:span><text:span text:style-name="T3">A2A</text:span><text:span text:style-name="T2"> -</text:span><text:span text:style-name="T1"> </text:span><text:span text:style-name="T4">Gun, Missiles</text:span></text:p>
      <text:p text:style-name="P4"/>
      <text:p text:style-name="P5">Fence In</text:p>
      <text:list text:style-name="L1">
        <text:list-item>
          <text:p text:style-name="P9">A/A Master Mode</text:p>
        </text:list-item>
        <text:list-item>
          <text:p text:style-name="P9">Master Arm ON</text:p>
        </text:list-item>
      </text:list>
      <text:p text:style-name="P4"/>
      <text:p text:style-name="P5">Engage with missiles</text:p>
      <text:list text:style-name="L2">
        <text:list-item>
          <text:p text:style-name="P10"><text:span text:style-name="T12">In</text:span> <text:span text:style-name="T8">RWS</text:span><text:span text:style-name="T12"> mode:</text:span></text:p>
          <text:list>
            <text:list-item>
              <text:p text:style-name="P10">Move TDC to top/bottom to change range, all the way to left<text:span text:style-name="T7"> or right</text:span> ("azimuth bump") to <text:span text:style-name="T12">toggle </text:span>azimuth scan size<text:span text:style-name="T12"> 120 deg/60 deg</text:span>.<text:span text:style-name="T12"> <text:s/>Press and hold TDC &gt; 1 sec to get 30 deg azimuth scan.</text:span></text:p>
            </text:list-item>
            <text:list-item>
              <text:p text:style-name="P10"><text:span text:style-name="T8">Press TDC to lock target</text:span> under cursor with STT.</text:p>
              <text:list>
                <text:list-item>
                  <text:p text:style-name="P10">Then press <text:span text:style-name="T8">Gray Reset Hat forward short</text:span> to enter <text:span text:style-name="T8">TWS</text:span> mode<text:span text:style-name="T12"> (</text:span><text:span text:style-name="T9">3HDT</text:span><text:span text:style-name="T12">, 3-bar, 30-deg)</text:span> if desired.</text:p>
                </text:list-item>
                <text:list-item>
                  <text:p text:style-name="P11">Press <text:span text:style-name="T8">Gray Reset Hat forward short again</text:span> to toggle <text:span text:style-name="T10">3HDT</text:span> (3-bar, 30-deg) <text:span text:style-name="T13">/</text:span> <text:span text:style-name="T10">4TWSH</text:span> (4-bar, 30 deg) modes.</text:p>
                </text:list-item>
              </text:list>
            </text:list-item>
            <text:list-item>
              <text:p text:style-name="P10">Or <text:span text:style-name="T8">press TDC with no target under the cursor</text:span> to enter "<text:span text:style-name="T8">miniraster</text:span>" scan, then <text:span text:style-name="T8">Gray Reset Hat forward short</text:span> to go to <text:span text:style-name="T8">TWS</text:span> without STT locking a target first.</text:p>
            </text:list-item>
            <text:list-item>
              <text:p text:style-name="P10"><text:span text:style-name="T8">Undesignate </text:span><text:span text:style-name="T9">and return to Search</text:span><text:span text:style-name="T12"> </text:span>with <text:span text:style-name="T8">Gray Reset Hat press</text:span>.</text:p>
            </text:list-item>
          </text:list>
        </text:list-item>
        <text:list-item>
          <text:p text:style-name="P10"><text:span text:style-name="T12">In</text:span> <text:span text:style-name="T8">TWS mode</text:span>:</text:p>
          <text:list>
            <text:list-item>
              <text:p text:style-name="P10">Press <text:span text:style-name="T8">Gray Reset Hat aft short</text:span> to go back to <text:span text:style-name="T8">STT</text:span> on the starred target (PDT=Priority Designated Target).</text:p>
            </text:list-item>
            <text:list-item>
              <text:p text:style-name="P10">Press <text:span text:style-name="T8">Middle Finger Hat </text:span><text:span text:style-name="T9">up</text:span> to "<text:span text:style-name="T8">quickstep</text:span>" <text:span text:style-name="T12">cycle between all the detected targets.</text:span></text:p>
            </text:list-item>
            <text:list-item>
              <text:p text:style-name="P11">Press <text:span text:style-name="T8">Gray Reset Hat press</text:span> to <text:span text:style-name="T8">return to RWS search</text:span>.</text:p>
            </text:list-item>
          </text:list>
        </text:list-item>
        <text:list-item>
          <text:p text:style-name="P10"><text:span text:style-name="T8">Select weapon</text:span> with <text:span text:style-name="T8">Pinky Switch</text:span>:</text:p>
          <text:list>
            <text:list-item>
              <text:p text:style-name="P10"><text:span text:style-name="T8">Up</text:span> for <text:span text:style-name="T8">GUN</text:span><text:span text:style-name="T12"> (enters special gun mode that must be exited by pressing Up again)</text:span></text:p>
            </text:list-item>
            <text:list-item>
              <text:p text:style-name="P10"><text:span text:style-name="T8">Press</text:span> for <text:span text:style-name="T8">SRM</text:span> (Sidewinders)</text:p>
            </text:list-item>
            <text:list-item>
              <text:p text:style-name="P10"><text:span text:style-name="T8">Down</text:span> for <text:span text:style-name="T8">MRM</text:span> (Sparrow or AMRAAM)</text:p>
            </text:list-item>
          </text:list>
        </text:list-item>
        <text:list-item>
          <text:p text:style-name="P10">When you have multiple types of the same category of missile (e.g. both Sparrows and AMRAAM), press Front Thumb Button to cycle missile types.</text:p>
        </text:list-item>
        <text:list-item>
          <text:p text:style-name="P10">With AIM-9, <text:span text:style-name="T9">Flip-down Trigger</text:span><text:span text:style-name="T8"> press</text:span> to toggle cage/uncage.</text:p>
        </text:list-item>
        <text:list-item>
          <text:p text:style-name="P11"><text:span text:style-name="T8">Red Button</text:span> fires all missiles.</text:p>
        </text:list-item>
      </text:list>
      <text:p text:style-name="P6"/>
      <text:p text:style-name="P16">Sidewinders with no radar</text:p>
      <text:list xml:id="list3344931376" text:style-name="L5">
        <text:list-item>
          <text:p text:style-name="P15">Press <text:span text:style-name="T8">Pinky Switch press</text:span> to go to <text:span text:style-name="T8">SRM</text:span> mode. <text:s/>You should get a pair of concentric circles on the HUD and a Sidewinder growl.</text:p>
        </text:list-item>
        <text:list-item>
          <text:p text:style-name="P15">Put the <text:span text:style-name="T8">inner circle</text:span> on a target and the Sidewinder should start tracking it within the outer circle.</text:p>
        </text:list-item>
        <text:list-item>
          <text:p text:style-name="P15">Press <text:span text:style-name="T8">Flip-down Trigger</text:span> to <text:span text:style-name="T8">uncage</text:span> and let the seeker follow the target.</text:p>
        </text:list-item>
        <text:list-item>
          <text:p text:style-name="P15">When you have a full Sidewinder tone, <text:span text:style-name="T8">press and hold Red Button</text:span> to fire.</text:p>
        </text:list-item>
      </text:list>
      <text:p text:style-name="P6"/>
      <text:p text:style-name="P8">Missile range scale</text:p>
      <text:list text:style-name="L3">
        <text:list-item>
          <text:p text:style-name="P12">Raero -- <text:span text:style-name="T8">Triangle</text:span> -- Absolute max aerodynamic range, assuming target doesn't maneuver or accelerate.</text:p>
        </text:list-item>
        <text:list-item>
          <text:p text:style-name="P12">Rpi -- <text:span text:style-name="T8">xxx</text:span><text:span text:style-name="T11">??</text:span> -- Max range with "high likelihood of success", assuming target doesn't maneuver or accel.</text:p>
        </text:list-item>
        <text:list-item>
          <text:p text:style-name="P12">Ropt -- <text:span text:style-name="T8">Circle</text:span> --- Special case of Rpi, assuming steering dot is centered in the ASE circle.</text:p>
        </text:list-item>
        <text:list-item>
          <text:p text:style-name="P12">Rmnvr -- <text:span text:style-name="T8">Sideways golf tee</text:span><text:span text:style-name="T11">??</text:span> -- Max range assuming target doesn't accelerate, but does a 4G turn away.</text:p>
        </text:list-item>
        <text:list-item>
          <text:p text:style-name="P12">Rtr -- <text:span text:style-name="T8">xxx</text:span><text:span text:style-name="T11">??</text:span> -- Max range against maneuvering target.</text:p>
        </text:list-item>
        <text:list-item>
          <text:p text:style-name="P12">Rmin <text:span text:style-name="T14">-- </text:span><text:span text:style-name="T11">xxx??</text:span><text:span text:style-name="T14"> </text:span>-- Min range</text:p>
        </text:list-item>
      </text:list>
      <text:p text:style-name="P6"/>
      <text:p text:style-name="P7">Back seat commands</text:p>
      <text:list text:style-name="L4">
        <text:list-item>
          <text:p text:style-name="P13">If radar on left:</text:p>
          <text:list>
            <text:list-item>
              <text:p text:style-name="P13"><text:span text:style-name="T8">Middle Finger Hat left/right</text:span> ... Take command of MFD</text:p>
            </text:list-item>
            <text:list-item>
              <text:p text:style-name="P13"><text:span text:style-name="T8">TDC ministick</text:span> ... Move TDC cursor</text:p>
            </text:list-item>
            <text:list-item>
              <text:p text:style-name="P13"><text:span text:style-name="T8">TDC press</text:span> ... Lock target</text:p>
            </text:list-item>
            <text:list-item>
              <text:p text:style-name="P13"><text:span text:style-name="T8">Bottom Thumb Hat press</text:span> ... Unlock target/return to search??</text:p>
            </text:list-item>
            <text:list-item>
              <text:p text:style-name="P13"><text:span text:style-name="T8">Front Thumb Button press and hold plus move TDC ministick up/down</text:span> ... Change antenna elevation</text:p>
            </text:list-item>
            <text:list-item>
              <text:p text:style-name="P13"><text:span text:style-name="T8">Shift-Gray Reset Hat back and hold</text:span> ... NCTR target</text:p>
            </text:list-item>
            <text:list-item>
              <text:p text:style-name="P13">more TODO</text:p>
            </text:list-item>
          </text:list>
        </text:list-item>
        <text:list-item>
          <text:p text:style-name="P13">If radar on right:</text:p>
          <text:list>
            <text:list-item>
              <text:p text:style-name="P13"><text:span text:style-name="T8">Shift-Dish Hat left/right</text:span> ... Take command of MFD</text:p>
            </text:list-item>
            <text:list-item>
              <text:p text:style-name="P13"><text:span text:style-name="T8">Dish Hat</text:span> ... Move TDC cursor</text:p>
            </text:list-item>
            <text:list-item>
              <text:p text:style-name="P13"><text:span text:style-name="T8">Dish Hat press</text:span> ... Lock target</text:p>
            </text:list-item>
            <text:list-item>
              <text:p text:style-name="P13"><text:span text:style-name="T8">Gray Reset Hat press</text:span> ... Unlock target/return to search??</text:p>
            </text:list-item>
            <text:list-item>
              <text:p text:style-name="P13"><text:span text:style-name="T8">Trigger Stage 1 and hold plus move Dish Hat up/down</text:span> ... Change antenna elevation</text:p>
            </text:list-item>
            <text:list-item>
              <text:p text:style-name="P13"><text:span text:style-name="T8">Shift-Gray Reset Hat back and hold</text:span> ... NCTR target</text:p>
            </text:list-item>
            <text:list-item>
              <text:p text:style-name="P13">more TODO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3-07-17T07:57:01.737000000</dc:date>
    <meta:editing-duration>P1DT22H31M10S</meta:editing-duration>
    <meta:editing-cycles>82</meta:editing-cycles>
    <meta:generator>LibreOffice/7.5.2.2$Windows_X86_64 LibreOffice_project/53bb9681a964705cf672590721dbc85eb4d0c3a2</meta:generator>
    <meta:document-statistic meta:table-count="1" meta:image-count="0" meta:object-count="0" meta:page-count="1" meta:paragraph-count="58" meta:word-count="590" meta:character-count="3077" meta:non-whitespace-character-count="2589"/>
  </office:meta>
</office:document-meta>
</file>